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2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306.14pt"/>
    </style:style>
    <style:style style:name="co4" style:family="table-column">
      <style:table-column-properties fo:break-before="auto" style:column-width="213.9pt"/>
    </style:style>
    <style:style style:name="co5" style:family="table-column">
      <style:table-column-properties fo:break-before="auto" style:column-width="129.46pt"/>
    </style:style>
    <style:style style:name="co6" style:family="table-column">
      <style:table-column-properties fo:break-before="auto" style:column-width="54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.46pt"/>
    </style:style>
    <style:style style:name="co9" style:family="table-column">
      <style:table-column-properties fo:break-before="auto" style:column-width="32.26pt"/>
    </style:style>
    <style:style style:name="co10" style:family="table-column">
      <style:table-column-properties fo:break-before="auto" style:column-width="23.64pt"/>
    </style:style>
    <style:style style:name="co11" style:family="table-column">
      <style:table-column-properties fo:break-before="auto" style:column-width="59.7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06pt solid #000000" fo:background-color="#ccff99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start" fo:margin-left="0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background-color="#ccff99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ccff99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DejaVu Sans" style:font-name-complex="FreeSans"/>
    </style:style>
    <style:style style:name="T1" style:family="text">
      <style:text-properties style:font-name-asian="DejaVu Sans" style:font-name-complex="FreeSans"/>
    </style:style>
  </office:automatic-styles>
  <office:body>
    <office:spreadsheet>
      <table:calculation-settings table:automatic-find-labels="false"/>
      <table:table table:name="poplock_v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5"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a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6" office:value-type="string" calcext:value-type="string">
            <text:p>SPST</text:p>
          </table:table-cell>
          <table:table-cell table:style-name="ce8" office:value-type="string" calcext:value-type="string">
            <text:p>Buttons_Switches_ThroughHole:SW_PUSH-12mm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10u</text:p>
          </table:table-cell>
          <table:table-cell table:style-name="ce9" office:value-type="string" calcext:value-type="string">
            <text:p>Capacitores:Cap_Eletrolitico_8x3.5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string" calcext:value-type="string">
            <text:p>Capacitores:Cap_Eletrolitico_8x3.5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7" office:value-type="string" calcext:value-type="string">
            <text:p>10u</text:p>
          </table:table-cell>
          <table:table-cell table:style-name="ce9" office:value-type="string" calcext:value-type="string">
            <text:p>Capacitores:Cap_Eletrolitico_8x3.5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6" office:value-type="string" calcext:value-type="string">
            <text:p>220u16V</text:p>
          </table:table-cell>
          <table:table-cell table:style-name="ce8" office:value-type="string" calcext:value-type="string">
            <text:p>Capacitores:Cap_Eletrolitico_8x5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7" office:value-type="string" calcext:value-type="string">
            <text:p>100nF</text:p>
          </table:table-cell>
          <table:table-cell table:style-name="ce9" office:value-type="string" calcext:value-type="string">
            <text:p>Capacitores:Cap_MKT_EPCOS_7,3x2,5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100nF</text:p>
          </table:table-cell>
          <table:table-cell table:style-name="ce8" office:value-type="string" calcext:value-type="string">
            <text:p>Capacitores:Cap_MKT_EPCOS_7,3x2,5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7" office:value-type="string" calcext:value-type="string">
            <text:p>12V Connector</text:p>
          </table:table-cell>
          <table:table-cell table:style-name="ce9" office:value-type="string" calcext:value-type="string">
            <text:p>Connect:BARREL_JACK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6" office:value-type="string" calcext:value-type="string">
            <text:p>LOCK_CONNECTOR</text:p>
          </table:table-cell>
          <table:table-cell table:style-name="ce8" office:value-type="string" calcext:value-type="string">
            <text:p>Connect:Wafer_Vertical15x5.8x7RM2.5-5</text:p>
          </table:table-cell>
          <table:table-cell table:style-name="ce10" office:value-type="string" calcext:value-type="string">
            <text:p>Par macho e fêmea, pinos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7" office:value-type="string" calcext:value-type="string">
            <text:p>1N4007</text:p>
          </table:table-cell>
          <table:table-cell table:style-name="ce9" office:value-type="string" calcext:value-type="string">
            <text:p>Diodes_ThroughHole:Diode_DO-41_SOD81_Horizontal_RM10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1N4007</text:p>
          </table:table-cell>
          <table:table-cell table:style-name="ce8" office:value-type="string" calcext:value-type="string">
            <text:p>Diodes_ThroughHole:Diode_DO-41_SOD81_Horizontal_RM10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7" office:value-type="string" calcext:value-type="string">
            <text:p>MIC_ELECTRET</text:p>
          </table:table-cell>
          <table:table-cell table:style-name="ce9" office:value-type="string" calcext:value-type="string">
            <text:p>Eletreto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6" office:value-type="string" calcext:value-type="string">
            <text:p>L293D</text:p>
          </table:table-cell>
          <table:table-cell table:style-name="ce8" office:value-type="string" calcext:value-type="string">
            <text:p>Housings_DIP:DIP-16_W7.62mm_LongPads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7" office:value-type="string" calcext:value-type="string">
            <text:p>LED VERDE</text:p>
          </table:table-cell>
          <table:table-cell table:style-name="ce9" office:value-type="string" calcext:value-type="string">
            <text:p>LEDs:LED-5MM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6" office:value-type="string" calcext:value-type="string">
            <text:p>LED VERMELHO</text:p>
          </table:table-cell>
          <table:table-cell table:style-name="ce8" office:value-type="string" calcext:value-type="string">
            <text:p>LEDs:LED-5MM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7" office:value-type="string" calcext:value-type="string">
            <text:p>CONN_02X06</text:p>
          </table:table-cell>
          <table:table-cell table:style-name="ce9" office:value-type="string" calcext:value-type="string">
            <text:p>Pin_Headers:Pin_Header_Straight_2x06</text:p>
          </table:table-cell>
          <table:table-cell table:style-name="ce12" office:value-type="string" calcext:value-type="string" table:number-columns-spanned="1" table:number-rows-spanned="4">
            <text:p><text:span text:style-name="T1">BARRA DE PINOS</text:span></text:p>
            <text:p><text:span text:style-name="T1">2x40 pinos(dupla)</text:span></text:p>
            <text:p><text:span text:style-name="T1">ou</text:span></text:p>
            <text:p><text:span text:style-name="T1">1x80 pinos(simples)</text:span>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CONN_02X08</text:p>
          </table:table-cell>
          <table:table-cell table:style-name="ce8" office:value-type="string" calcext:value-type="string">
            <text:p>Pin_Headers:Pin_Header_Straight_2x08</text:p>
          </table:table-cell>
          <table:covered-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7" office:value-type="string" calcext:value-type="string">
            <text:p>CONN_02X08</text:p>
          </table:table-cell>
          <table:table-cell table:style-name="ce9" office:value-type="string" calcext:value-type="string">
            <text:p>Pin_Headers:Pin_Header_Straight_2x08</text:p>
          </table:table-cell>
          <table:covered-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string" calcext:value-type="string">
            <text:p>CONN_02X10</text:p>
          </table:table-cell>
          <table:table-cell table:style-name="ce8" office:value-type="string" calcext:value-type="string">
            <text:p>Pin_Headers:Pin_Header_Straight_2x10</text:p>
          </table:table-cell>
          <table:covered-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7" office:value-type="string" calcext:value-type="string">
            <text:p>1R</text:p>
          </table:table-cell>
          <table:table-cell table:style-name="ce9" office:value-type="string" calcext:value-type="string">
            <text:p>Resistors_ThroughHole:Resistor_Horizontal_RM15mm</text:p>
          </table:table-cell>
          <table:table-cell table:style-name="ce11" office:value-type="string" calcext:value-type="string">
            <text:p>2.5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6" office:value-type="string" calcext:value-type="string">
            <text:p>1R</text:p>
          </table:table-cell>
          <table:table-cell table:style-name="ce8" office:value-type="string" calcext:value-type="string">
            <text:p>Resistors_ThroughHole:Resistor_Horizontal_RM15mm</text:p>
          </table:table-cell>
          <table:table-cell table:style-name="ce10" office:value-type="string" calcext:value-type="string">
            <text:p>2.5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string" calcext:value-type="string">
            <text:p>Resistors_ThroughHole:Resistor_Horizontal_RM7mm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6" office:value-type="float" office:value="220" calcext:value-type="float">
            <text:p>220</text:p>
          </table:table-cell>
          <table:table-cell table:style-name="ce8" office:value-type="string" calcext:value-type="string">
            <text:p>Resistors_ThroughHole:Resistor_Horizontal_RM7mm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7" office:value-type="float" office:value="220" calcext:value-type="float">
            <text:p>220</text:p>
          </table:table-cell>
          <table:table-cell table:style-name="ce9" office:value-type="string" calcext:value-type="string">
            <text:p>Resistors_ThroughHole:Resistor_Horizontal_RM7mm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string" calcext:value-type="string">
            <text:p>Resistors_ThroughHole:Resistor_Horizontal_RM7mm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ce7" office:value-type="string" calcext:value-type="string">
            <text:p>1k</text:p>
          </table:table-cell>
          <table:table-cell table:style-name="ce9" office:value-type="string" calcext:value-type="string">
            <text:p>Resistors_ThroughHole:Resistor_Horizontal_RM7mm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6" office:value-type="string" calcext:value-type="string">
            <text:p>LD1117S50CTR</text:p>
          </table:table-cell>
          <table:table-cell table:style-name="ce8" office:value-type="string" calcext:value-type="string">
            <text:p>TO_SOT_Packages_SMD:SOT-223</text:p>
          </table:table-cell>
          <table:table-cell table:style-name="ce10" office:value-type="string" calcext:value-type="string">
            <text:p>Verificar preço, talvez comprar na internet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7" office:value-type="string" calcext:value-type="string">
            <text:p>LD1117S33CTR</text:p>
          </table:table-cell>
          <table:table-cell table:style-name="ce9" office:value-type="string" calcext:value-type="string">
            <text:p>TO_SOT_Packages_SMD:SOT-223</text:p>
          </table:table-cell>
          <table:table-cell table:style-name="ce11" office:value-type="string" calcext:value-type="string">
            <text:p>Verificar preço, talvez comprar na internet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6" office:value-type="string" calcext:value-type="string">
            <text:p>2n7000</text:p>
          </table:table-cell>
          <table:table-cell table:style-name="ce8" office:value-type="string" calcext:value-type="string">
            <text:p>TO_SOT_Packages_THT:TO-92_Inline_Narrow_Oval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7" office:value-type="string" calcext:value-type="string">
            <text:p>2n7000</text:p>
          </table:table-cell>
          <table:table-cell table:style-name="ce9" office:value-type="string" calcext:value-type="string">
            <text:p>TO_SOT_Packages_THT:TO-92_Inline_Narrow_Oval</text:p>
          </table:table-cell>
          <table:table-cell table:style-name="ce11"/>
          <table:table-cell table:number-columns-repeated="15"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6" office:value-type="string" calcext:value-type="string">
            <text:p>2n7000</text:p>
          </table:table-cell>
          <table:table-cell table:style-name="ce8" office:value-type="string" calcext:value-type="string">
            <text:p>TO_SOT_Packages_THT:TO-92_Inline_Narrow_Oval</text:p>
          </table:table-cell>
          <table:table-cell table:style-name="ce10"/>
          <table:table-cell table:number-columns-repeated="15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oplock_v1.A2:poplock_v1.E64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08:46:55.070918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08:50:35.897858657</dc:date>
    <meta:editing-duration>PT13M5S</meta:editing-duration>
    <meta:editing-cycles>3</meta:editing-cycles>
    <meta:generator>LibreOffice/5.2.1.2$Linux_X86_64 LibreOffice_project/20m0$Build-2</meta:generator>
    <meta:document-statistic meta:table-count="1" meta:cell-count="102" meta:object-count="0"/>
  </office:meta>
</office:document-meta>
</file>